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sponsive Web Design je web development pristup koji kreira dinamicke promene vidljivosti web sajtova, u zavisnosti od velicine ekrana i<text:s text:c="2"/>orijentacije uredjanja koji koristimo. </text:span></text:p>
      <text:p text:style-name="P1"><text:span text:style-name="T1">Kada kazemo da je Web sajt Responsive, znaci da ce se automatski prilagoditi da izgleda jednako "lepo" i na telefonima, i na tabletima i na racunarima. </text:span></text:p>
      <text:p text:style-name="P1"><text:span text:style-name="T1">Zasto je vazan - u danasnje vreme koriscenje web sajtova vise nije limitirano na desktop racunare. Preovladava koriscenje mobilnih uredjaja. Takodje, search engines like Google daju prioritet mobile-frendly web sajtovima, sto ga cini esencijalnim aspektom SEO-a. </text:span></text:p>
      <text:p text:style-name="P1"><text:span text:style-name="T1">Dve glavne komponente: </text:span></text:p>
      <text:p text:style-name="P1"><text:span text:style-name="T1">1. Fluid Grids - layout se resize-uje da se adaptira na korisnicki uredjaj, nije fiksirane sirine layout. Flexible images - prilagodjavaju se elementima u kojima se nalaze. </text:span></text:p>
      <text:p text:style-name="P1"><text:span text:style-name="T1">2. Media<text:s text:c="2"/>Queries - CSS tehnika koja primenjuje stilizovanje na osnovu karakteristika korisnikovog uredjaja - sirine, visine i orijentacije. </text:span></text:p>
      <text:p text:style-name="P1"><text:span text:style-name="T2"/></text:p>
      <text:p text:style-name="P1"><text:span text:style-name="T3">Mobile first approach je vazan zbog toga sto se najvise koriste mobilni uredjaji za pristup web aplikacijama. Podrazumeva dizajniranje za manje ekrane prvo, a posle se menja dizajn za vece. </text:span></text:p>
      <text:p text:style-name="P1"><text:span text:style-name="T3">Implementiranje Responsive design-a se vrsi koriscenjem relativnih jedinica (%), umesto piksela, kao i uvodjenjem Media Queries u CSS dizajn.</text:span></text:p>
      <text:p text:style-name="P1"><text:span text:style-name="T4"/></text:p>
      <text:p text:style-name="P1"><text:span text:style-name="T5">Media Queries dozvoljavaju nam da apliciramo razlicite stilove za razlicite uredjaje. </text:span></text:p>
      <text:p text:style-name="P1"><text:span text:style-name="T5">Dizajn web sajtova treba testirati na svim uredjajima, kako bi bili sigurni da je obezbedjen isti user experience. </text:span></text:p>
      <text:p text:style-name="P1"><text:span text:style-name="T5">Najvaznije karakteristike Mobile-First design-a:</text:span></text:p>
      <text:p text:style-name="P1"><text:span text:style-name="T5">- jednostavnost </text:span></text:p>
      <text:p text:style-name="P1"><text:span text:style-name="T5">- touch-friendly interfaces </text:span></text:p>
      <text:p text:style-name="P1"><text:span text:style-name="T5">- fast loading items </text:span></text:p>
      <text:p text:style-name="P1"><text:span text:style-name="T5">-prioritizacija sadrzaja </text:span></text:p>
      <text:p text:style-name="P1"><text:span text:style-name="T5">Nacin implementiranja: </text:span></text:p>
      <text:p text:style-name="P1"><text:span text:style-name="T5">CSS - @media screen and (max-width:600px){<text:tab/></text:span></text:p>
      <text:p text:style-name="P1"><text:span text:style-name="T5"><text:tab/>.klasa ili element koji zelimo da stilizujemo za tu velicinu ekrana. </text:span></text:p>
      <text:p text:style-name="P1"><text:span text:style-name="T5">} - mozemo potpuno promeniti izgled i dizajn koji ce biti najvise user friendly za tu dimenziju ekrana. </text:span></text:p>
      <text:p text:style-name="P1"><text:span text:style-name="T5">Breaking points: </text:span></text:p>
      <text:p text:style-name="P1"><text:span text:style-name="T5">1. extra small devices (phones) = max-width:600px;</text:span></text:p>
      <text:p text:style-name="P1"><text:span text:style-name="T5">2. small devices (tablets and large phones) = min-width:600px;</text:span></text:p>
      <text:p text:style-name="P1"><text:span text:style-name="T5">3.medium devices (tablets) = min-width:768px; </text:span></text:p>
      <text:p text:style-name="P1"><text:span text:style-name="T5">4. large devices (laptops and desktops) = min-width:992px;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<text:s/></text:span></text:p>
      <text:p text:style-name="P1"><text:span text:style-name="T8"/></text:p>
      <text:p text:style-name="P1"><text:span text:style-name="T9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